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zra SIL" svg:font-family="'Ezra SIL', 'Ezra SIL SR', 'Keter Aram Tsova', 'Taamey Ashkenaz', 'Taamey David CLM', 'Taamey Frank CLM', 'Frenk Ruehl CLM', 'Keter YG', Shofar, 'David CLM', 'Hadasim CLM', 'Simple CLM', Nachlieli, 'SBL BibLit', 'SBL Hebrew', Cardo, Alef, 'Noto Serif Hebrew', 'Noto Sans Hebrew', 'David Libre', David, 'Times New Roman', Gisha, Arial, FreeSerif, FreeSans"/>
    <style:font-face style:name="Trebuchet MS" svg:font-family="'Trebuchet MS', Arial, Helvetica, sans-serif"/>
    <style:font-face style:name="FreeSans1" svg:font-family="FreeSans" style:font-family-generic="swiss"/>
    <style:font-face style:name="Lato Black" svg:font-family="'Lato Black'" style:font-adornments="Black" style:font-pitch="variable"/>
    <style:font-face style:name="Lato Light" svg:font-family="'Lato Light'"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Narrow" svg:font-family="'Liberation Sans Narrow'"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51in" table:align="margins" style:writing-mode="page"/>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5528in" fo:margin-left="0in" table:align="left" style:may-break-between-rows="false" style:writing-mode="page"/>
    </style:style>
    <style:style style:name="Table2.A" style:family="table-column">
      <style:table-column-properties style:column-width="2.3757in"/>
    </style:style>
    <style:style style:name="Table2.B" style:family="table-column">
      <style:table-column-properties style:column-width="0.8299in"/>
    </style:style>
    <style:style style:name="Table2.C" style:family="table-column">
      <style:table-column-properties style:column-width="0.5236in"/>
    </style:style>
    <style:style style:name="Table2.D" style:family="table-column">
      <style:table-column-properties style:column-width="0.7014in"/>
    </style:style>
    <style:style style:name="Table2.E" style:family="table-column">
      <style:table-column-properties style:column-width="0.7021in"/>
    </style:style>
    <style:style style:name="Table2.F" style:family="table-column">
      <style:table-column-properties style:column-width="0.5125in"/>
    </style:style>
    <style:style style:name="Table2.G" style:family="table-column">
      <style:table-column-properties style:column-width="0.9076in"/>
    </style:style>
    <style:style style:name="Table2.A1" style:family="table-cell">
      <style:table-cell-properties fo:background-color="transparent" fo:padding="0in" fo:border="none">
        <style:background-image/>
      </style:table-cell-properties>
    </style:style>
    <style:style style:name="Table3" style:family="table">
      <style:table-properties style:width="6.6771in" fo:margin-left="0in" table:align="left" style:may-break-between-rows="false" style:writing-mode="page"/>
    </style:style>
    <style:style style:name="Table3.A" style:family="table-column">
      <style:table-column-properties style:column-width="2.5424in"/>
    </style:style>
    <style:style style:name="Table3.B" style:family="table-column">
      <style:table-column-properties style:column-width="1.1in"/>
    </style:style>
    <style:style style:name="Table3.C" style:family="table-column">
      <style:table-column-properties style:column-width="0.6854in"/>
    </style:style>
    <style:style style:name="Table3.D" style:family="table-column">
      <style:table-column-properties style:column-width="0.4958in"/>
    </style:style>
    <style:style style:name="Table3.E" style:family="table-column">
      <style:table-column-properties style:column-width="0.8736in"/>
    </style:style>
    <style:style style:name="Table3.F" style:family="table-column">
      <style:table-column-properties style:column-width="0.9799in"/>
    </style:style>
    <style:style style:name="Table3.A1" style:family="table-cell">
      <style:table-cell-properties fo:background-color="transparent" fo:padding="0in" fo:border="none">
        <style:background-image/>
      </style:table-cell-properties>
    </style:style>
    <style:style style:name="P1" style:family="paragraph" style:parent-style-name="Frame_20_contents">
      <style:text-properties style:font-name="Lato Light" fo:font-size="4pt" officeooo:rsid="0083df90" officeooo:paragraph-rsid="0088bf87" style:font-size-asian="4pt" style:font-size-complex="4pt"/>
    </style:style>
    <style:style style:name="P2" style:family="paragraph" style:parent-style-name="Standard">
      <style:text-properties fo:language="ru" fo:country="RU"/>
    </style:style>
    <style:style style:name="P3" style:family="paragraph" style:parent-style-name="Text_20_body">
      <style:text-properties fo:language="ru" fo:country="RU"/>
    </style:style>
    <style:style style:name="P4" style:family="paragraph" style:parent-style-name="Text_20_body">
      <style:text-properties fo:language="ru" fo:country="RU" officeooo:rsid="00225257" officeooo:paragraph-rsid="0024dc53"/>
    </style:style>
    <style:style style:name="P5" style:family="paragraph" style:parent-style-name="Text_20_body">
      <style:text-properties fo:language="ru" fo:country="RU" officeooo:rsid="00270d50" officeooo:paragraph-rsid="00270d50"/>
    </style:style>
    <style:style style:name="P6" style:family="paragraph" style:parent-style-name="Text_20_body">
      <style:text-properties fo:language="ru" fo:country="RU" officeooo:rsid="00270d50" officeooo:paragraph-rsid="0044d30b"/>
    </style:style>
    <style:style style:name="P7" style:family="paragraph" style:parent-style-name="Text_20_body">
      <style:text-properties fo:language="ru" fo:country="RU" officeooo:paragraph-rsid="002df9f4"/>
    </style:style>
    <style:style style:name="P8" style:family="paragraph" style:parent-style-name="Text_20_body">
      <style:text-properties fo:language="ru" fo:country="RU" officeooo:paragraph-rsid="0043ea15"/>
    </style:style>
    <style:style style:name="P9" style:family="paragraph" style:parent-style-name="Text_20_body">
      <style:text-properties fo:language="ru" fo:country="RU" officeooo:rsid="004d2017" officeooo:paragraph-rsid="004d2017"/>
    </style:style>
    <style:style style:name="P10" style:family="paragraph" style:parent-style-name="Text_20_body">
      <style:text-properties fo:language="ru" fo:country="RU" officeooo:paragraph-rsid="00550165"/>
    </style:style>
    <style:style style:name="P11" style:family="paragraph" style:parent-style-name="Text_20_body">
      <style:text-properties fo:language="ru" fo:country="RU" officeooo:rsid="00550165" officeooo:paragraph-rsid="00550165"/>
    </style:style>
    <style:style style:name="P12" style:family="paragraph" style:parent-style-name="Text_20_body">
      <style:text-properties fo:language="ru" fo:country="RU" officeooo:rsid="005a2be1" officeooo:paragraph-rsid="005a2be1"/>
    </style:style>
    <style:style style:name="P13" style:family="paragraph" style:parent-style-name="Text_20_body">
      <style:text-properties fo:language="ru" fo:country="RU" officeooo:rsid="005cf13f" officeooo:paragraph-rsid="005cf13f"/>
    </style:style>
    <style:style style:name="P14" style:family="paragraph" style:parent-style-name="Text_20_body">
      <style:text-properties fo:language="ru" fo:country="RU" officeooo:rsid="005e237a" officeooo:paragraph-rsid="005e237a"/>
    </style:style>
    <style:style style:name="P15" style:family="paragraph" style:parent-style-name="Text_20_body">
      <style:text-properties fo:language="ru" fo:country="RU" officeooo:rsid="00665127" officeooo:paragraph-rsid="00665127"/>
    </style:style>
    <style:style style:name="P16" style:family="paragraph" style:parent-style-name="Text_20_body">
      <style:text-properties fo:language="ru" fo:country="RU" officeooo:rsid="006b9bab" officeooo:paragraph-rsid="006b9bab"/>
    </style:style>
    <style:style style:name="P17" style:family="paragraph" style:parent-style-name="Text_20_body">
      <style:text-properties fo:language="ru" fo:country="RU" officeooo:rsid="006df5ee" officeooo:paragraph-rsid="006df5ee"/>
    </style:style>
    <style:style style:name="P18" style:family="paragraph" style:parent-style-name="Text_20_body">
      <style:text-properties fo:language="ru" fo:country="RU" officeooo:rsid="0071449d" officeooo:paragraph-rsid="0071449d"/>
    </style:style>
    <style:style style:name="P19" style:family="paragraph" style:parent-style-name="Text_20_body">
      <style:text-properties fo:language="ru" fo:country="RU" officeooo:rsid="00735037" officeooo:paragraph-rsid="00735037"/>
    </style:style>
    <style:style style:name="P20" style:family="paragraph" style:parent-style-name="Text_20_body">
      <style:text-properties fo:language="ru" fo:country="RU" officeooo:rsid="00487cdf"/>
    </style:style>
    <style:style style:name="P21" style:family="paragraph" style:parent-style-name="Text_20_body">
      <style:text-properties fo:language="ru" fo:country="RU" officeooo:rsid="00721c4d" officeooo:paragraph-rsid="0071449d"/>
    </style:style>
    <style:style style:name="P22" style:family="paragraph" style:parent-style-name="Text_20_body">
      <style:paragraph-properties fo:text-align="center" style:justify-single-word="false"/>
      <style:text-properties fo:language="ru" fo:country="RU" fo:font-style="normal" fo:font-weight="normal" officeooo:rsid="0087cb2e" officeooo:paragraph-rsid="0087cb2e" style:font-style-asian="normal" style:font-weight-asian="normal" style:font-style-complex="normal" style:font-weight-complex="normal"/>
    </style:style>
    <style:style style:name="P23" style:family="paragraph" style:parent-style-name="Text_20_body">
      <style:text-properties fo:language="ru" fo:country="RU" officeooo:rsid="0056ff63" officeooo:paragraph-rsid="0056ff63"/>
    </style:style>
    <style:style style:name="P24" style:family="paragraph" style:parent-style-name="Text_20_body">
      <style:paragraph-properties fo:text-align="end" style:justify-single-word="false"/>
      <style:text-properties fo:font-variant="normal" fo:text-transform="none" fo:color="#000000" fo:letter-spacing="normal" fo:language="ru" fo:country="RU" officeooo:paragraph-rsid="0044d30b" style:font-name-complex="Times New Roman1" style:font-size-complex="12pt" style:font-style-complex="normal" style:font-weight-complex="normal"/>
    </style:style>
    <style:style style:name="P25" style:family="paragraph" style:parent-style-name="Text_20_body">
      <style:paragraph-properties fo:text-align="end" style:justify-single-word="false"/>
      <style:text-properties fo:font-variant="normal" fo:text-transform="none" fo:color="#000000" style:font-name="Times New Roman1" fo:letter-spacing="normal" fo:language="ru" fo:country="RU" officeooo:paragraph-rsid="0044d30b" style:font-name-complex="Times New Roman1"/>
    </style:style>
    <style:style style:name="P26" style:family="paragraph" style:parent-style-name="Text_20_body">
      <style:text-properties style:font-name="Liberation Sans Narrow" fo:font-size="10pt" fo:language="ru" fo:country="RU" officeooo:rsid="00550165" officeooo:paragraph-rsid="00550165" style:font-size-asian="10pt" style:font-size-complex="10pt"/>
    </style:style>
    <style:style style:name="P27" style:family="paragraph" style:parent-style-name="Text_20_body">
      <style:paragraph-properties>
        <style:tab-stops>
          <style:tab-stop style:position="6.6862in" style:type="right"/>
        </style:tab-stops>
      </style:paragraph-properties>
      <style:text-properties style:font-name="Liberation Sans Narrow" fo:font-size="10pt" fo:language="ru" fo:country="RU" officeooo:rsid="00550165" officeooo:paragraph-rsid="00550165" style:font-size-asian="10pt" style:font-size-complex="10pt"/>
    </style:style>
    <style:style style:name="P28" style:family="paragraph" style:parent-style-name="Text_20_body">
      <style:paragraph-properties>
        <style:tab-stops>
          <style:tab-stop style:position="6.6929in" style:type="right"/>
        </style:tab-stops>
      </style:paragraph-properties>
      <style:text-properties style:font-name="Liberation Sans Narrow" fo:font-size="10pt" fo:language="ru" fo:country="RU" officeooo:rsid="00550165" officeooo:paragraph-rsid="00550165" style:font-size-asian="10pt" style:font-size-complex="10pt"/>
    </style:style>
    <style:style style:name="P29" style:family="paragraph" style:parent-style-name="Text_20_body">
      <style:text-properties style:font-name="Liberation Sans Narrow" fo:font-size="10pt" fo:language="ru" fo:country="RU" officeooo:rsid="0056ff63" officeooo:paragraph-rsid="0056ff63" style:font-size-asian="10pt" style:font-size-complex="10pt"/>
    </style:style>
    <style:style style:name="P30" style:family="paragraph" style:parent-style-name="Text_20_body">
      <style:text-properties style:font-name="Liberation Sans Narrow" fo:font-size="10pt" fo:language="ru" fo:country="RU" officeooo:rsid="0058a8e4" officeooo:paragraph-rsid="0058a8e4" style:font-size-asian="10pt" style:font-size-complex="10pt"/>
    </style:style>
    <style:style style:name="P31" style:family="paragraph" style:parent-style-name="Text_20_body">
      <style:text-properties style:font-name="Liberation Sans Narrow" fo:font-size="10pt" fo:language="ru" fo:country="RU" officeooo:rsid="005d4d63" officeooo:paragraph-rsid="005d4d63" style:font-size-asian="10pt" style:font-size-complex="10pt"/>
    </style:style>
    <style:style style:name="P32" style:family="paragraph" style:parent-style-name="Text_20_body">
      <style:text-properties style:font-name="Liberation Sans Narrow" fo:font-size="10pt" fo:language="ru" fo:country="RU" officeooo:rsid="006ccc89" officeooo:paragraph-rsid="006ccc89" style:font-size-asian="10pt" style:font-size-complex="10pt"/>
    </style:style>
    <style:style style:name="P33" style:family="paragraph" style:parent-style-name="Text_20_body">
      <style:text-properties style:font-name="Liberation Sans Narrow" fo:font-size="10pt" fo:language="ru" fo:country="RU" officeooo:rsid="0071449d" officeooo:paragraph-rsid="0071449d" style:font-size-asian="10pt" style:font-size-complex="10pt"/>
    </style:style>
    <style:style style:name="P34" style:family="paragraph" style:parent-style-name="Text_20_body">
      <style:paragraph-properties fo:text-align="end" style:justify-single-word="false"/>
      <style:text-properties style:font-name="Liberation Sans Narrow" fo:font-size="10pt" fo:language="ru" fo:country="RU" fo:font-style="italic" officeooo:rsid="00550165" officeooo:paragraph-rsid="00550165" style:font-size-asian="10pt" style:font-style-asian="italic" style:font-size-complex="10pt" style:font-style-complex="italic"/>
    </style:style>
    <style:style style:name="P35" style:family="paragraph" style:parent-style-name="Text_20_body">
      <style:paragraph-properties fo:text-align="end" style:justify-single-word="false"/>
      <style:text-properties style:font-name="Liberation Sans Narrow" fo:font-size="10pt" fo:language="ru" fo:country="RU" fo:font-style="italic" officeooo:rsid="0058a8e4" officeooo:paragraph-rsid="0058a8e4" style:font-size-asian="10pt" style:font-style-asian="italic" style:font-size-complex="10pt" style:font-style-complex="italic"/>
    </style:style>
    <style:style style:name="P36" style:family="paragraph" style:parent-style-name="Text_20_body">
      <style:paragraph-properties fo:text-align="end" style:justify-single-word="false"/>
      <style:text-properties style:font-name="Liberation Sans Narrow" fo:font-size="10pt" fo:language="ru" fo:country="RU" fo:font-style="italic" officeooo:rsid="0056ff63" officeooo:paragraph-rsid="0056ff63" style:font-size-asian="10pt" style:font-style-asian="italic" style:font-size-complex="10pt" style:font-style-complex="italic"/>
    </style:style>
    <style:style style:name="P37" style:family="paragraph" style:parent-style-name="Text_20_body">
      <style:paragraph-properties fo:text-align="end" style:justify-single-word="false"/>
      <style:text-properties style:font-name="Liberation Sans Narrow" fo:font-size="10pt" fo:language="ru" fo:country="RU" fo:font-style="italic" officeooo:rsid="005d4d63" officeooo:paragraph-rsid="005d4d63" style:font-size-asian="10pt" style:font-style-asian="italic" style:font-size-complex="10pt" style:font-style-complex="italic"/>
    </style:style>
    <style:style style:name="P38" style:family="paragraph" style:parent-style-name="Text_20_body">
      <style:paragraph-properties fo:text-align="end" style:justify-single-word="false"/>
      <style:text-properties style:font-name="Liberation Sans Narrow" fo:font-size="10pt" fo:language="ru" fo:country="RU" fo:font-style="italic" officeooo:rsid="0071449d" officeooo:paragraph-rsid="0071449d" style:font-size-asian="10pt" style:font-style-asian="italic" style:font-size-complex="10pt" style:font-style-complex="italic"/>
    </style:style>
    <style:style style:name="P39" style:family="paragraph" style:parent-style-name="Text_20_body">
      <style:paragraph-properties fo:text-align="center" style:justify-single-word="false"/>
      <style:text-properties officeooo:rsid="0087cb2e" officeooo:paragraph-rsid="0087cb2e"/>
    </style:style>
    <style:style style:name="P40" style:family="paragraph" style:parent-style-name="Table_20_Contents">
      <style:text-properties fo:language="ru" fo:country="RU"/>
    </style:style>
    <style:style style:name="P41" style:family="paragraph" style:parent-style-name="Text_20_body" style:master-page-name="">
      <loext:graphic-properties draw:fill="none"/>
      <style:paragraph-properties fo:margin-left="0.3752in" fo:margin-right="0in" fo:margin-top="0in" fo:margin-bottom="0.0972in" loext:contextual-spacing="false" fo:line-height="120%" fo:text-align="justify" style:justify-single-word="false" fo:text-indent="0in" style:auto-text-indent="false" style:page-number="auto" fo:background-color="transparent" style:writing-mode="page"/>
      <style:text-properties style:font-name="Liberation Sans Narrow" fo:font-size="10pt" fo:language="ru" fo:country="RU" officeooo:rsid="005a2be1" officeooo:paragraph-rsid="005a2be1" style:font-size-asian="10pt" style:font-size-complex="10pt"/>
    </style:style>
    <style:style style:name="P42" style:family="paragraph" style:parent-style-name="Text_20_body" style:master-page-name="">
      <loext:graphic-properties draw:fill="none"/>
      <style:paragraph-properties fo:margin-left="0.3752in" fo:margin-right="0in" fo:margin-top="0in" fo:margin-bottom="0.0972in" loext:contextual-spacing="false" fo:line-height="120%" fo:text-align="justify" style:justify-single-word="false" fo:text-indent="0in" style:auto-text-indent="false" style:page-number="auto" fo:background-color="transparent" style:writing-mode="page"/>
      <style:text-properties style:font-name="Liberation Sans Narrow" fo:font-size="10pt" fo:language="ru" fo:country="RU" officeooo:rsid="005e237a" officeooo:paragraph-rsid="005e237a" style:font-size-asian="10pt" style:font-size-complex="10pt"/>
    </style:style>
    <style:style style:name="P43" style:family="paragraph" style:parent-style-name="Text_20_body" style:master-page-name="">
      <loext:graphic-properties draw:fill="none"/>
      <style:paragraph-properties fo:margin-left="0.3752in" fo:margin-right="0in" fo:margin-top="0in" fo:margin-bottom="0.0972in" loext:contextual-spacing="false" fo:line-height="120%" fo:text-align="justify" style:justify-single-word="false" fo:text-indent="0in" style:auto-text-indent="false" style:page-number="auto" fo:background-color="transparent" style:writing-mode="page"/>
      <style:text-properties style:font-name="Liberation Sans Narrow" fo:font-size="10pt" fo:language="ru" fo:country="RU" officeooo:rsid="006df5ee" officeooo:paragraph-rsid="006df5ee" style:font-size-asian="10pt" style:font-size-complex="10pt"/>
    </style:style>
    <style:style style:name="P44"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writing-mode="page"/>
      <style:text-properties fo:language="ru" fo:country="RU"/>
    </style:style>
    <style:style style:name="P45" style:family="paragraph" style:parent-style-name="Text_20_body" style:master-page-name="">
      <loext:graphic-properties draw:fill="none"/>
      <style:paragraph-properties fo:margin-left="3.25in" fo:margin-right="0in" fo:margin-top="0in" fo:margin-bottom="0.0972in" loext:contextual-spacing="false" fo:line-height="120%" fo:text-align="justify" style:justify-single-word="false" fo:text-indent="0in" style:auto-text-indent="false" style:page-number="auto" fo:background-color="transparent" style:writing-mode="page"/>
      <style:text-properties style:font-name="Liberation Sans Narrow" fo:font-size="10pt" fo:language="ru" fo:country="RU" fo:font-style="italic" officeooo:rsid="005a2be1" officeooo:paragraph-rsid="005a2be1" style:font-size-asian="10pt" style:font-style-asian="italic" style:font-size-complex="10pt" style:font-style-complex="italic"/>
    </style:style>
    <style:style style:name="P46" style:family="paragraph" style:parent-style-name="Text_20_body" style:master-page-name="">
      <loext:graphic-properties draw:fill="none"/>
      <style:paragraph-properties fo:margin-left="2.5618in" fo:margin-right="0in" fo:margin-top="0in" fo:margin-bottom="0.0972in" loext:contextual-spacing="false" fo:line-height="120%" fo:text-align="justify" style:justify-single-word="false" fo:text-indent="0in" style:auto-text-indent="false" style:page-number="auto" fo:background-color="transparent" style:writing-mode="page"/>
      <style:text-properties style:font-name="Liberation Sans Narrow" fo:font-size="10pt" fo:language="ru" fo:country="RU" fo:font-style="italic" officeooo:rsid="0060d518" officeooo:paragraph-rsid="0060d518" style:font-size-asian="10pt" style:font-style-asian="italic" style:font-size-complex="10pt" style:font-style-complex="italic"/>
    </style:style>
    <style:style style:name="P47" style:family="paragraph" style:parent-style-name="Text_20_body" style:master-page-name="">
      <loext:graphic-properties draw:fill="none"/>
      <style:paragraph-properties fo:margin-left="3.3752in" fo:margin-right="0in" fo:margin-top="0in" fo:margin-bottom="0.0972in" loext:contextual-spacing="false" fo:line-height="120%" fo:text-align="justify" style:justify-single-word="false" fo:text-indent="0in" style:auto-text-indent="false" style:page-number="auto" fo:background-color="transparent" style:writing-mode="page"/>
      <style:text-properties style:font-name="Liberation Sans Narrow" fo:font-size="10pt" fo:language="ru" fo:country="RU" fo:font-style="italic" officeooo:rsid="006ccc89" officeooo:paragraph-rsid="006ccc89" style:font-size-asian="10pt" style:font-style-asian="italic" style:font-size-complex="10pt" style:font-style-complex="italic"/>
    </style:style>
    <style:style style:name="P48" style:family="paragraph" style:parent-style-name="Text_20_body" style:master-page-name="">
      <loext:graphic-properties draw:fill="none"/>
      <style:paragraph-properties fo:margin-left="3.1252in" fo:margin-right="0in" fo:margin-top="0in" fo:margin-bottom="0.0972in" loext:contextual-spacing="false" fo:line-height="120%" fo:text-align="justify" style:justify-single-word="false" fo:text-indent="0in" style:auto-text-indent="false" style:page-number="auto" fo:background-color="transparent" style:writing-mode="page"/>
      <style:text-properties style:font-name="Liberation Sans Narrow" fo:font-size="10pt" fo:language="ru" fo:country="RU" officeooo:rsid="006df5ee" officeooo:paragraph-rsid="006f7f4a" style:font-size-asian="10pt" style:font-size-complex="10pt"/>
    </style:style>
    <style:style style:name="P49" style:family="paragraph" style:parent-style-name="Heading_20_1">
      <style:text-properties fo:language="ru" fo:country="RU"/>
    </style:style>
    <style:style style:name="P50" style:family="paragraph" style:parent-style-name="Heading_20_1">
      <style:text-properties fo:language="ru" fo:country="RU" officeooo:rsid="004ed220" officeooo:paragraph-rsid="004ed220"/>
    </style:style>
    <style:style style:name="P51" style:family="paragraph" style:parent-style-name="Heading_20_3">
      <style:text-properties fo:language="ru" fo:country="RU"/>
    </style:style>
    <style:style style:name="T1" style:family="text">
      <style:text-properties style:font-name-complex="Times New Roman1"/>
    </style:style>
    <style:style style:name="T2" style:family="text">
      <style:text-properties officeooo:rsid="008545e9" style:font-name-complex="Times New Roman1"/>
    </style:style>
    <style:style style:name="T3" style:family="text">
      <style:text-properties officeooo:rsid="0085fe1f" style:font-name-complex="Times New Roman1"/>
    </style:style>
    <style:style style:name="T4" style:family="text">
      <style:text-properties style:font-name-complex="Times New Roman1" style:language-complex="he" style:country-complex="IL"/>
    </style:style>
    <style:style style:name="T5" style:family="text">
      <style:text-properties officeooo:rsid="0022f09e"/>
    </style:style>
    <style:style style:name="T6" style:family="text">
      <style:text-properties officeooo:rsid="0024dc53"/>
    </style:style>
    <style:style style:name="T7" style:family="text">
      <style:text-properties officeooo:rsid="0025ad79"/>
    </style:style>
    <style:style style:name="T8" style:family="text">
      <style:text-properties fo:font-variant="normal" fo:text-transform="none" fo:color="#222222" fo:letter-spacing="normal" style:font-name-complex="Ezra SIL" style:font-size-complex="12pt" style:font-style-complex="normal" style:font-weight-complex="normal"/>
    </style:style>
    <style:style style:name="T9" style:family="text">
      <style:text-properties fo:font-variant="normal" fo:text-transform="none" fo:color="#222222" fo:letter-spacing="normal" officeooo:rsid="004b2c82" style:font-name-complex="Ezra SIL" style:font-size-complex="12pt" style:font-style-complex="normal" style:font-weight-complex="normal"/>
    </style:style>
    <style:style style:name="T10" style:family="text">
      <style:text-properties fo:font-variant="normal" fo:text-transform="none" fo:color="#222222" fo:letter-spacing="normal" style:font-name-complex="Times New Roman1" style:font-size-complex="12pt" style:font-style-complex="normal" style:font-weight-complex="normal"/>
    </style:style>
    <style:style style:name="T11" style:family="text">
      <style:text-properties fo:font-variant="normal" fo:text-transform="none" fo:color="#000000" fo:letter-spacing="normal" style:font-name-complex="Trebuchet MS" style:font-size-complex="10.5pt" style:font-style-complex="normal" style:font-weight-complex="normal"/>
    </style:style>
    <style:style style:name="T12" style:family="text">
      <style:text-properties fo:font-variant="normal" fo:text-transform="none" fo:color="#000000" fo:letter-spacing="normal" officeooo:rsid="0050db15" style:font-name-complex="Trebuchet MS" style:font-size-complex="10.5pt" style:font-style-complex="normal" style:font-weight-complex="normal"/>
    </style:style>
    <style:style style:name="T13" style:family="text">
      <style:text-properties fo:font-variant="normal" fo:text-transform="none" fo:color="#000000" fo:letter-spacing="normal" style:font-name-complex="Times New Roman1" style:font-size-complex="10.5pt" style:font-style-complex="normal" style:font-weight-complex="normal"/>
    </style:style>
    <style:style style:name="T14" style:family="text">
      <style:text-properties fo:font-style="normal" officeooo:rsid="0028bf99" style:font-style-asian="normal" style:font-style-complex="normal"/>
    </style:style>
    <style:style style:name="T15" style:family="text">
      <style:text-properties fo:font-style="normal" officeooo:rsid="002c0dc7" style:font-style-asian="normal" style:font-style-complex="normal"/>
    </style:style>
    <style:style style:name="T16" style:family="text">
      <style:text-properties fo:font-style="normal" officeooo:rsid="0031fd6a"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officeooo:rsid="0028bf99" style:font-style-asian="italic" style:font-style-complex="italic"/>
    </style:style>
    <style:style style:name="T19" style:family="text">
      <style:text-properties fo:font-style="italic" officeooo:rsid="006ec541" style:font-style-asian="italic" style:font-style-complex="italic"/>
    </style:style>
    <style:style style:name="T20" style:family="text">
      <style:text-properties fo:font-style="italic" officeooo:rsid="0086472d"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3dd3aa" style:font-style-asian="italic" style:font-weight-asian="normal" style:font-style-complex="italic" style:font-weight-complex="normal"/>
    </style:style>
    <style:style style:name="T23" style:family="text">
      <style:text-properties fo:font-style="italic" fo:font-weight="normal" officeooo:rsid="003f6f06" style:font-style-asian="italic" style:font-weight-asian="normal" style:font-style-complex="italic" style:font-weight-complex="normal"/>
    </style:style>
    <style:style style:name="T24" style:family="text">
      <style:text-properties fo:font-style="italic" fo:font-weight="normal" officeooo:rsid="008b660e" style:font-style-asian="italic" style:font-weight-asian="normal" style:font-style-complex="italic" style:font-weight-complex="normal"/>
    </style:style>
    <style:style style:name="T25" style:family="text">
      <style:text-properties officeooo:rsid="00270d50"/>
    </style:style>
    <style:style style:name="T26" style:family="text">
      <style:text-properties officeooo:rsid="0028bf99"/>
    </style:style>
    <style:style style:name="T27" style:family="text">
      <style:text-properties officeooo:rsid="002c0dc7"/>
    </style:style>
    <style:style style:name="T28" style:family="text">
      <style:text-properties officeooo:rsid="002fd604"/>
    </style:style>
    <style:style style:name="T29" style:family="text">
      <style:text-properties officeooo:rsid="00376f84"/>
    </style:style>
    <style:style style:name="T30" style:family="text">
      <style:text-properties officeooo:rsid="0038f6bc"/>
    </style:style>
    <style:style style:name="T31" style:family="text">
      <style:text-properties officeooo:rsid="003ab046"/>
    </style:style>
    <style:style style:name="T32" style:family="text">
      <style:text-properties officeooo:rsid="003dd3aa"/>
    </style:style>
    <style:style style:name="T33" style:family="text">
      <style:text-properties fo:font-weight="bold" style:font-weight-asian="bold" style:font-weight-complex="bold"/>
    </style:style>
    <style:style style:name="T34" style:family="text">
      <style:text-properties fo:font-weight="bold" officeooo:rsid="003dd3aa" style:font-weight-asian="bold" style:font-weight-complex="bold"/>
    </style:style>
    <style:style style:name="T35" style:family="text">
      <style:text-properties fo:font-weight="bold" officeooo:rsid="004b2c82" style:font-weight-asian="bold" style:font-weight-complex="bold"/>
    </style:style>
    <style:style style:name="T36" style:family="text">
      <style:text-properties officeooo:rsid="0040235c"/>
    </style:style>
    <style:style style:name="T37" style:family="text">
      <style:text-properties officeooo:rsid="00419ba1"/>
    </style:style>
    <style:style style:name="T38" style:family="text">
      <style:text-properties officeooo:rsid="004b2c82"/>
    </style:style>
    <style:style style:name="T39" style:family="text">
      <style:text-properties officeooo:rsid="004ed220"/>
    </style:style>
    <style:style style:name="T40" style:family="text">
      <style:text-properties officeooo:rsid="004f15ab"/>
    </style:style>
    <style:style style:name="T41" style:family="text">
      <style:text-properties officeooo:rsid="00500b44"/>
    </style:style>
    <style:style style:name="T42" style:family="text">
      <style:text-properties officeooo:rsid="0050d49c"/>
    </style:style>
    <style:style style:name="T43" style:family="text">
      <style:text-properties officeooo:rsid="005a2be1"/>
    </style:style>
    <style:style style:name="T44" style:family="text">
      <style:text-properties officeooo:rsid="005d4d63"/>
    </style:style>
    <style:style style:name="T45" style:family="text">
      <style:text-properties officeooo:rsid="005f8498"/>
    </style:style>
    <style:style style:name="T46" style:family="text">
      <style:text-properties officeooo:rsid="0061e61e"/>
    </style:style>
    <style:style style:name="T47" style:family="text">
      <style:text-properties officeooo:rsid="0068cfb2"/>
    </style:style>
    <style:style style:name="T48" style:family="text">
      <style:text-properties officeooo:rsid="006a0e9c"/>
    </style:style>
    <style:style style:name="T49" style:family="text">
      <style:text-properties officeooo:rsid="006ccc89"/>
    </style:style>
    <style:style style:name="T50" style:family="text">
      <style:text-properties officeooo:rsid="006df5ee"/>
    </style:style>
    <style:style style:name="T51" style:family="text">
      <style:text-properties officeooo:rsid="006ec541"/>
    </style:style>
    <style:style style:name="T52" style:family="text">
      <style:text-properties officeooo:rsid="007363e7"/>
    </style:style>
    <style:style style:name="T53" style:family="text">
      <style:text-properties officeooo:rsid="00766289"/>
    </style:style>
    <style:style style:name="T54" style:family="text">
      <style:text-properties officeooo:rsid="0076cb18"/>
    </style:style>
    <style:style style:name="T55" style:family="text">
      <style:text-properties fo:language="ru" fo:country="RU"/>
    </style:style>
    <style:style style:name="T56" style:family="text">
      <style:text-properties fo:language="ru" fo:country="RU" officeooo:rsid="007869ca"/>
    </style:style>
    <style:style style:name="T57" style:family="text">
      <style:text-properties fo:language="ru" fo:country="RU" fo:font-style="normal" style:font-style-asian="normal" style:font-style-complex="normal"/>
    </style:style>
    <style:style style:name="T58" style:family="text">
      <style:text-properties fo:language="ru" fo:country="RU" fo:font-style="italic" style:font-style-asian="italic" style:font-style-complex="italic"/>
    </style:style>
    <style:style style:name="T59" style:family="text">
      <style:text-properties style:font-name="Times New Roman1" style:font-name-complex="Times New Roman1"/>
    </style:style>
    <style:style style:name="T60" style:family="text">
      <style:text-properties officeooo:rsid="0082a9d8"/>
    </style:style>
    <style:style style:name="T61" style:family="text">
      <style:text-properties officeooo:rsid="0084c3ee"/>
    </style:style>
    <style:style style:name="T62" style:family="text">
      <style:text-properties officeooo:rsid="00856125"/>
    </style:style>
    <style:style style:name="T63" style:family="text">
      <style:text-properties style:font-size-complex="12pt" style:font-style-complex="normal" style:font-weight-complex="normal"/>
    </style:style>
    <style:style style:name="T64" style:family="text">
      <style:text-properties fo:font-size="12pt" fo:font-style="normal" fo:font-weight="normal" style:font-size-complex="12pt" style:font-style-complex="normal" style:font-weight-complex="normal"/>
    </style:style>
    <style:style style:name="T65" style:family="text">
      <style:text-properties officeooo:rsid="00891e52"/>
    </style:style>
    <style:style style:name="T66" style:family="text">
      <style:text-properties officeooo:rsid="008b660e"/>
    </style:style>
    <style:style style:name="T67" style:family="text">
      <style:text-properties officeooo:rsid="008dd2fa"/>
    </style:style>
    <style:style style:name="fr1" style:family="graphic" style:parent-style-name="Frame">
      <style:graphic-properties style:vertical-pos="from-top" style:vertical-rel="paragraph" style:horizontal-pos="from-left" style:horizontal-rel="paragraph" fo:padding="0.0591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Иисус Христос-Суперзвезда</text:h>
      <text:p text:style-name="P39"><text:span text:style-name="T58">подготовительное</text:span><text:span text:style-name="T55"> </text:span><text:span text:style-name="T58">чтение</text:span></text:p>
      <text:p text:style-name="P22">Максим Севелев</text:p>
      <text:p text:style-name="P4">Опера поднимает <text:span text:style-name="T6">вневременной </text:span>вопрос взаимоотношений выдающегося человека <text:span text:style-name="T54">[1]</text:span> <text:span text:style-name="T6">— оди­нарного динамического элемента — и его инерционного окружения</text:span> <text:span text:style-name="T5">— </text:span>общества, пред­ставленного <text:span text:style-name="T6">1) </text:span>политической властью, <text:span text:style-name="T6">2) </text:span>службами безопасности и <text:span text:style-name="T6">3) </text:span>чернью <text:span text:style-name="T54">[2]</text:span>. <text:span text:style-name="T7">Действие прои­ходит в любой момент времени в любом обществе. Сюжет развивается на примере процесса Иисуса Христа в 30 г. н.э.</text:span></text:p>
      <text:h text:style-name="P49" text:outline-level="1">Историческая справка</text:h>
      <text:h text:style-name="P51" text:outline-level="3">Государственный строй</text:h>
      <text:p text:style-name="P3"><text:span text:style-name="T7">В тридцатом году Иудея оккупирована Римской империей и на местах существует два уров­ня власти: местная еврейская и римская. Римские вооруженные силы поддерживают обще­ственный порядок и подчиняются римскому ставленнику в этой стране – прокуратору, отчи­тывающемуся непосредственно кесарю. Они действуют в рамках римского права. Еврей­ская власть сохраняется в двух формах: метарелигиозный парламент (</text:span><text:span text:style-name="T1">סַנְהֶדְרִין</text:span>‬ sanhedrîn, <text:span text:style-name="T7">рус­ская калька синедрион), действующий по еврейскому исторически сложившимуся религиоз­ному прав</text:span>у (<text:span text:style-name="T1">הֲלָכָה</text:span>‬ Галаха́) <text:span text:style-name="T25">и наследная монархия. Римская империя в рамках своей структу­ры управляет подначальными территориями (не только Иудеей) как </text:span><text:span text:style-name="T18">клиен</text:span><text:span text:style-name="T20">т</text:span><text:span text:style-name="T18">скими государ­ствами</text:span><text:span text:style-name="T14"> </text:span><text:span text:style-name="T15">(</text:span><text:span text:style-name="T16">подобие</text:span><text:span text:style-name="T25"> договора подряда на управление страной). </text:span></text:p>
      <text:p text:style-name="P5">Эти <text:span text:style-name="T26">две вложенных </text:span>вертикали на момент событи<text:span text:style-name="T40">й</text:span> представлены <text:span text:style-name="T39">следующими персо­нажами</text:span>:</text:p>
      <table:table table:name="Table1" table:style-name="Table1">
        <table:table-column table:style-name="Table1.A"/>
        <table:table-column table:style-name="Table1.B"/>
        <table:table-row>
          <table:table-cell table:style-name="Table1.A1" office:value-type="string">
            <text:p text:style-name="P44">Римляне</text:p>
          </table:table-cell>
          <table:table-cell table:style-name="Table1.B1" office:value-type="string">
            <text:p text:style-name="P44">Иудеи</text:p>
          </table:table-cell>
        </table:table-row>
        <table:table-row>
          <table:table-cell table:style-name="Table1.A2" office:value-type="string">
            <text:p text:style-name="P44">Кесарь Тиверий (лат. Tiberius, 42 BC—37 AD)</text:p>
          </table:table-cell>
          <table:table-cell table:style-name="Table1.B2" office:value-type="string">
            <text:p text:style-name="P44">Царь Ирод Антипа (гр. Ἡρῴδης Ἀντίπατρος, 20 BC – 39 AD)</text:p>
          </table:table-cell>
        </table:table-row>
        <table:table-row>
          <table:table-cell table:style-name="Table1.A2" office:value-type="string">
            <text:p text:style-name="P44">Прокуратор Понтий Пилат (лат. Pontius Pīlātus, 26—36)</text:p>
          </table:table-cell>
          <table:table-cell table:style-name="Table1.B2" office:value-type="string">
            <text:p text:style-name="P44">Первосвященник А́нна (м.р., ивр. <text:span text:style-name="T1">חנן</text:span>‬ Ханан)</text:p>
          </table:table-cell>
        </table:table-row>
        <table:table-row>
          <table:table-cell table:style-name="Table1.A2" office:value-type="string">
            <text:p text:style-name="P44"/>
          </table:table-cell>
          <table:table-cell table:style-name="Table1.B2" office:value-type="string">
            <text:p text:style-name="P44">Первосвященник Каи́фа (арам.<text:span text:style-name="T59">יוֹסֵף בַּר קַיָּפָא Йо­сэф бар Кайафа́), зять по­следнего</text:span></text:p>
          </table:table-cell>
        </table:table-row>
      </table:table>
      <text:p text:style-name="P5"/>
      <text:p text:style-name="P7"><text:span text:style-name="T27">Государственный институт богослужения простаивал с 70 г. до н.э., когда был разрушен Вто­рой Храм. Каста священников-левитов не осуществляла протокольные службы. Религи­озная жизнь евреев с того момента развивается в учреждениях, наиболее точно соответству­ющих современному понятию «культурный центр». Там встречались, беседовали, служили соб­ственными силами службы (не привлекая кастовых священников-левитов). Этот порядок су­ществует и до сих пор, каждый прихожанин (после согласования и небольшой тренировки) допускается до чтения Торы в собран</text:span>ии (<text:span text:style-name="T4">בֵּית כְּנֶסֶת</text:span>‏‎, бейт кне́сет «дом собрания», греческая <text:soft-page-break/>калька συναγωγή синаго́га), <text:span text:style-name="T28">в наиболее прогрессивных и феминизированных (сегодня) – так­же и женщины</text:span>. <text:span text:style-name="T28">В этих культурных центрах не было запрещено приторговывать и могли слу­чаться эксцессы, когда основной деятельностью конкретного учреждения по факту станови­лась именно торговля.</text:span></text:p>
      <text:h text:style-name="P51" text:outline-level="3">Язык</text:h>
      <text:p text:style-name="P6">Каждодневным языком региона – лингва франка – тогда являлся арамейский, родствен­ный ивриту, отстоящий от него приблизительно как русский от белорусского. Для примера рассмотрим Бытие 1:30. <text:span text:style-name="T65">Визуально сличите две строки и найдите их похожими.</text:span></text:p>
      <text:p text:style-name="P24">וּלְכָל חַיַּת הָאָרֶץ וּלְכָל עוֹף <text:s text:c="2"/>הַשָּׁמַיִם אֶת כָּל <text:s/>יֶרֶק <text:s/>עֵשֶׂב <text:s/>לְאָכְלָה <text:s/>וַיְהִי <text:s/>כֵן</text:p>
      <text:p text:style-name="P25"><text:span text:style-name="T63"><text:s/>וּלְכָל חַיַּת אַרְעָא וּלְכָל עוֹפָא דִּשְׁמַיָּא </text:span><text:span text:style-name="T64"><text:s/></text:span><text:span text:style-name="T63">יָת <text:s/>כָּל יָרוֹק עִסְבָּא לְמֵיכַל <text:s/>וַהֲוָה כֵין</text:span></text:p>
      <text:p text:style-name="P8"><text:span text:style-name="T36">С</text:span>огласные (выделены) в целом сохраняются <text:span text:style-name="T32">или слегка чередуются</text:span>, гласные <text:span text:style-name="T37">иногда </text:span>разные.</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40">Иврит <text:s text:c="45"/></text:p>
          </table:table-cell>
          <table:table-cell table:style-name="Table2.A1" office:value-type="string">
            <text:p text:style-name="P40">У лэ хол</text:p>
          </table:table-cell>
          <table:table-cell table:style-name="Table2.A1" office:value-type="string">
            <text:p text:style-name="P40">хайат</text:p>
          </table:table-cell>
          <table:table-cell table:style-name="Table2.A1" office:value-type="string">
            <text:p text:style-name="P40">ha <text:span text:style-name="T22">ъ</text:span>а<text:span text:style-name="T21">р</text:span>эц</text:p>
          </table:table-cell>
          <table:table-cell table:style-name="Table2.A1" office:value-type="string">
            <text:p text:style-name="P40">у лэ хол</text:p>
          </table:table-cell>
          <table:table-cell table:style-name="Table2.A1" office:value-type="string">
            <text:p text:style-name="P40"><text:span text:style-name="T21">ъ</text:span>о<text:span text:style-name="T21">ф</text:span></text:p>
          </table:table-cell>
          <table:table-cell table:style-name="Table2.A1" office:value-type="string">
            <text:p text:style-name="P40">ha <text:span text:style-name="T21">ш</text:span>а<text:span text:style-name="T21">м</text:span>а<text:span text:style-name="T21">й</text:span>им</text:p>
          </table:table-cell>
        </table:table-row>
        <table:table-row>
          <table:table-cell table:style-name="Table2.A1" office:value-type="string">
            <text:p text:style-name="P40">Арамит</text:p>
          </table:table-cell>
          <table:table-cell table:style-name="Table2.A1" office:value-type="string">
            <text:p text:style-name="P40">У лэ хол</text:p>
          </table:table-cell>
          <table:table-cell table:style-name="Table2.A1" office:value-type="string">
            <text:p text:style-name="P40">хайат</text:p>
          </table:table-cell>
          <table:table-cell table:style-name="Table2.A1" office:value-type="string">
            <text:p text:style-name="P40"><text:span text:style-name="T34"><text:s text:c="5"/></text:span><text:span text:style-name="T22">ъ</text:span>а<text:span text:style-name="T21">р</text:span>ъа</text:p>
          </table:table-cell>
          <table:table-cell table:style-name="Table2.A1" office:value-type="string">
            <text:p text:style-name="P40">у лэ хол</text:p>
          </table:table-cell>
          <table:table-cell table:style-name="Table2.A1" office:value-type="string">
            <text:p text:style-name="P40"><text:span text:style-name="T24">ъ</text:span>о<text:span text:style-name="T21">ф</text:span>а</text:p>
          </table:table-cell>
          <table:table-cell table:style-name="Table2.A1" office:value-type="string">
            <text:p text:style-name="P40">ди <text:span text:style-name="T21">шм</text:span>а<text:span text:style-name="T21">й</text:span>а</text:p>
          </table:table-cell>
        </table:table-row>
        <table:table-row>
          <table:table-cell table:style-name="Table2.A1" office:value-type="string">
            <text:p text:style-name="P40">Русит</text:p>
          </table:table-cell>
          <table:table-cell table:style-name="Table2.A1" office:value-type="string">
            <text:p text:style-name="P40">‌И всякому <text:s/></text:p>
          </table:table-cell>
          <table:table-cell table:style-name="Table2.A1" office:value-type="string">
            <text:p text:style-name="P40"><text:span text:style-name="T29">з</text:span>верю <text:s/></text:p>
          </table:table-cell>
          <table:table-cell table:style-name="Table2.A1" office:value-type="string">
            <text:p text:style-name="P40"><text:span text:style-name="T29">з</text:span>емному <text:s/></text:p>
          </table:table-cell>
          <table:table-cell table:style-name="Table2.A1" office:value-type="string">
            <text:p text:style-name="P40">и всякой <text:s/></text:p>
          </table:table-cell>
          <table:table-cell table:style-name="Table2.A1" office:value-type="string">
            <text:p text:style-name="P40"><text:span text:style-name="T30">п</text:span>тице <text:s/></text:p>
          </table:table-cell>
          <table:table-cell table:style-name="Table2.A1" office:value-type="string">
            <text:p text:style-name="P40">небесной</text:p>
          </table:table-cell>
        </table:table-row>
      </table:table>
      <text:p text:style-name="P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40">Иврит <text:s text:c="49"/></text:p>
          </table:table-cell>
          <table:table-cell table:style-name="Table3.A1" office:value-type="string">
            <text:p text:style-name="P40"><text:span text:style-name="T22">ъ</text:span>э<text:span text:style-name="T21">т</text:span> кол</text:p>
          </table:table-cell>
          <table:table-cell table:style-name="Table3.A1" office:value-type="string">
            <text:p text:style-name="P40"><text:span text:style-name="T21">й</text:span>э<text:span text:style-name="T21">р</text:span>э<text:span text:style-name="T21">къ</text:span></text:p>
          </table:table-cell>
          <table:table-cell table:style-name="Table3.A1" office:value-type="string">
            <text:p text:style-name="P40"><text:span text:style-name="T21">ъ</text:span>э<text:span text:style-name="T21">с</text:span>э<text:span text:style-name="T21">в</text:span></text:p>
          </table:table-cell>
          <table:table-cell table:style-name="Table3.A1" office:value-type="string">
            <text:p text:style-name="P40">лэ <text:s text:c="6"/>о<text:span text:style-name="T21">хл</text:span>а</text:p>
          </table:table-cell>
          <table:table-cell table:style-name="Table3.A1" office:value-type="string">
            <text:p text:style-name="P40">ва йэ<text:span text:style-name="T21">h</text:span>и<text:span text:style-name="T23">й</text:span> <text:span text:style-name="T21">х</text:span>э<text:span text:style-name="T21">н</text:span>.</text:p>
          </table:table-cell>
        </table:table-row>
        <table:table-row>
          <table:table-cell table:style-name="Table3.A1" office:value-type="string">
            <text:p text:style-name="P40">Арамит</text:p>
          </table:table-cell>
          <table:table-cell table:style-name="Table3.A1" office:value-type="string">
            <text:p text:style-name="P40"><text:span text:style-name="T21">й</text:span>а<text:span text:style-name="T21">т</text:span> кол</text:p>
          </table:table-cell>
          <table:table-cell table:style-name="Table3.A1" office:value-type="string">
            <text:p text:style-name="P40"><text:span text:style-name="T21">й</text:span>а<text:span text:style-name="T21">р</text:span>о<text:span text:style-name="T21">къ</text:span></text:p>
          </table:table-cell>
          <table:table-cell table:style-name="Table3.A1" office:value-type="string">
            <text:p text:style-name="P40"><text:span text:style-name="T21">ъ</text:span>и<text:span text:style-name="T21">сб</text:span>а</text:p>
          </table:table-cell>
          <table:table-cell table:style-name="Table3.A1" office:value-type="string">
            <text:p text:style-name="P40">ли мэй <text:span text:style-name="T21">х</text:span>а<text:span text:style-name="T21">л</text:span><text:span text:style-name="T33"> <text:s/></text:span></text:p>
          </table:table-cell>
          <table:table-cell table:style-name="Table3.A1" office:value-type="string">
            <text:p text:style-name="P40">ва <text:span text:style-name="T21">h</text:span>а<text:span text:style-name="T21">в</text:span>а <text:span text:style-name="T21">х</text:span>эй<text:span text:style-name="T21">н</text:span>.</text:p>
          </table:table-cell>
        </table:table-row>
        <table:table-row>
          <table:table-cell table:style-name="Table3.A1" office:value-type="string">
            <text:p text:style-name="P40">Русит</text:p>
          </table:table-cell>
          <table:table-cell table:style-name="Table3.A1" office:value-type="string">
            <text:p text:style-name="P40">(я дал) всякий <text:s/></text:p>
          </table:table-cell>
          <table:table-cell table:style-name="Table3.A1" office:value-type="string">
            <text:p text:style-name="P40"><text:span text:style-name="T31">з</text:span>елёный <text:s/></text:p>
          </table:table-cell>
          <table:table-cell table:style-name="Table3.A1" office:value-type="string">
            <text:p text:style-name="P40"><text:span text:style-name="T31">п</text:span>обег <text:s/></text:p>
          </table:table-cell>
          <table:table-cell table:style-name="Table3.A1" office:value-type="string">
            <text:p text:style-name="P40">в пищу.</text:p>
          </table:table-cell>
          <table:table-cell table:style-name="Table3.A1" office:value-type="string">
            <text:p text:style-name="P40">И стало так.</text:p>
          </table:table-cell>
        </table:table-row>
      </table:table>
      <text:p text:style-name="P2"/>
      <text:h text:style-name="P51" text:outline-level="3">Партии</text:h>
      <text:p text:style-name="P20">После разрушения Второго Храма религиозная жизнь либерализировалась и была от­дана на откуп простому населению. Возникли три основных воззрения о том, как следует ве­сти ре­лигиозно-общественную жизнь и насколько она должна соответсвовать букве писаного ре­лигиозного закона. Из них вышли три течения-партии иудаизма.</text:p>
      <text:p text:style-name="P3"><text:span text:style-name="T35">Саддукеи</text:span><text:span text:style-name="T38"> (</text:span><text:span text:style-name="T4">צְדוּקִים</text:span>‏‎ — цдуки́м, «праведные»<text:span text:style-name="T38">), к которым принадлежала почти вся родовая и денежная аристократия, считали Божественный закон неизменяемым и настаивали на ис­полнении его во всей его строгости. </text:span><text:span text:style-name="T35">Ессеи </text:span><text:span text:style-name="T38"><text:s/>(</text:span><text:span text:style-name="T10">אִסִּיִים</text:span><text:span text:style-name="T8"> </text:span><text:span text:style-name="T9">исийим «соблюдающие» Тору</text:span><text:span text:style-name="T38">) также счита­ли закон неизменяемым, но так как условия жизни в стране перестали отвечать древнему закону, то они предпочитали удаляться от этой жизни и уходили в пустыню и в де­ревню, где ничто не мешало им доводить соблюдение Моисеева закона до крайней щепетиль­ности. Тре­тью секту образовали </text:span><text:span text:style-name="T35">фарисеи </text:span>(<text:span text:style-name="T4">פְּרוּשִׁים</text:span>‏‎, прушим «отделившиеся» ради чи­стоты<text:span text:style-name="T35">)</text:span><text:span text:style-name="T38">. Это были люди, вышедшие из глубины народной массы и поднявшиеся на её поверх­ность благодаря своему умственному развитию. Фарисейское движение сформировалось в борьбе против контролировавших храмовый ритуал саддукеев. Возникновение в этот период синагогальной литургии было выражением стремления фарисеев подорвать религиозную монополию садду­кеев: религиозный ритуал и молитва, которые исконно были частью храмового культа, стали отправлять в домах, а ученые, не принадлежавшие к священниче­скому сословию, начали иг­рать важную роль в религиозной жизни народа. В вопросах внут­ренней политики они всегда стояли на стороне народа против посягательств господству­ющего класса; поэтому народ доверял им и следовал во всем их учению. Из любви к народу и из уважения к древним </text:span><text:soft-page-break/><text:span text:style-name="T38">традициям они признали обязательность всех постановлений законо­учителей и всех народ­ных обычаев, совокупность которых получило название «уст­ного зако­на», в противополож­ность писаному — Моисееву. Признавая, подобно саддукеям, неизменя­емость Божествен­ного закона, они, в противоположность им, считали, что закон су­ществует для того, чтобы его добросовестно исполняли, однако, основная цель законодательства — служить благу людей. Лозунгом фарисеев было: «закон для народа, а не народ для закона». </text:span></text:p>
      <text:p text:style-name="P9">Римские власти мало интересовались евреями. Главным для них было спокойствие на местах. Они без разбор<text:span text:style-name="T41">у</text:span> подавляли (вырезали) бунты и поощряли любые репре<text:span text:style-name="T66">с</text:span>сии, прово­димые местными властями, если это сохраняло видимость спокойствия.</text:p>
      <text:h text:style-name="P50" text:outline-level="1">Сюжет</text:h>
      <text:p text:style-name="P10"><text:span text:style-name="T39">В Иерусалиме появляется какой-то учитель, проповедующий довольно абстрактные идеи (например, что категория «власть» может не иметь физсубъекта, или что столб катего­рий (евр. </text:span><text:span text:style-name="T13">תלי</text:span><text:span text:style-name="T11"> «</text:span><text:span text:style-name="T12">ось</text:span><text:span text:style-name="T11">»</text:span><text:span text:style-name="T42">) «милосердие» онтологически более первичен, чем столб категорий «спра­ведливость»). Окружающие люди тянутся к нему, но в его речах слышат больше то, что сами хо­тят слышать, нежели то, что тот имеет в виду. Иисус обзаводится учениками из среды ры­баков, которые понимают его на довольно бытовом уровне и больше заботятся о всяких прак­тических вещах:</text:span></text:p>
      <text:p text:style-name="P27">What's the buzz? Tell me what's happening?<text:tab/><text:span text:style-name="T17">Эй, что там за движуха намечается?</text:span></text:p>
      <text:p text:style-name="P11">Они любят утопить печаль в вине</text:p>
      <text:p text:style-name="P28">Look at all my trials and tribulations sinking in a gentle pool of wine.<text:tab/><text:span text:style-name="T17">Хорошее вино утопит все мои печали и невзгоды.</text:span></text:p>
      <text:p text:style-name="P11">и весьма практичны в плане соцобеспечения</text:p>
      <text:p text:style-name="P26">Then when we retire we can write the gospels, So they'll still talk about us when we've died.</text:p>
      <text:p text:style-name="P34">Мы под старость напишем евангелия, чтобы нас не смогли забыть.</text:p>
      <text:p text:style-name="P23">Единственный соратник, критически оценивающий популярность Иисуса – его давний союзник Иуда. Он видит, что глупая толпа возомнила его богом. Ему кажется, что Иисус подыгрывает ей в этом.</text:p>
      <text:p text:style-name="P29">You have set them all on fire, They think they've found the new Messiah.</text:p>
      <text:p text:style-name="P36">Ты их воодушевил, они почитают тебя за нового Мессию!</text:p>
      <text:p text:style-name="P3">Он осознаёт, что еврейск<text:span text:style-name="T43">ие власти </text:span>выреж<text:span text:style-name="T43">у</text:span>т любое массовое действо,</text:p>
      <text:p text:style-name="P30">For we are getting much too loud, And they'll crush us if we go too far</text:p>
      <text:p text:style-name="P35">Мы привлекаем слишком много внимания, если мы не остановимся, нас подавят,</text:p>
      <text:p text:style-name="P12">чтобы только не дать повода римлянам устроить общий террор:</text:p>
      <text:p text:style-name="P41">I see bad things arising — the crowd crown<text:span text:style-name="T47">ed </text:span>king, Which the Romans would ban. I see blood and destruction, Our elimination because of one man.</text:p>
      <text:p text:style-name="P45">Римляне наверняка запретят самопровозглашённого царька, Из-за одного человека сотрут с лица земли всю нашу нацию.</text:p>
      <text:p text:style-name="P13"><text:soft-page-break/>Иисусу симпатична Мария Магдалина – бывшая проститутка, <text:span text:style-name="T44">отказавшаяся после встречи с ним от своей прошлой жизни:</text:span></text:p>
      <text:p text:style-name="P31">In these past few days when I've seen myself, I seem like someone else.</text:p>
      <text:p text:style-name="P37">Эти несколько дней так изменили меня, что я сама себя не узнаю.</text:p>
      <text:p text:style-name="P14">Впрочем, и это поведение критикуется Иудой:</text:p>
      <text:p text:style-name="P42"><text:span text:style-name="T45">S</text:span>he amuses, But to let her stroke you, kiss your hair, Is hardly in your line. <text:span text:style-name="T45">It's not that I object to her profession, But she doesn't fit in well With what you teach and say.</text:span></text:p>
      <text:p text:style-name="P46">Тебе приятно с ней, она целует твои волосы и поглаживает тебя, но это неправильно! Даже если мы <text:span text:style-name="T60">закроем глаза на</text:span> то, что она проститутка, это <text:span text:style-name="T46">поведение всё равно дискредитирует </text:span>т<text:span text:style-name="T48">вои проповеди.</text:span></text:p>
      <text:p text:style-name="P15">В одном эпизоде ссоры Иуда даже называет Иисуса «зажравшимся царьком» (jaded mandarin).</text:p>
      <text:p text:style-name="P16">Еврейские старейшины <text:span text:style-name="T50">(Каи́фа и А́нна) </text:span>действительно решают избавиться от Иисуса («This Jesus must die») и принуждают <text:span text:style-name="T49">Пилата подписать смертный приговор:</text:span></text:p>
      <text:p text:style-name="P32">We turn to Rome to sentence Nazareth, We have no law to put a man to death.</text:p>
      <text:p text:style-name="P47">Мы рассчитываем на Рим в подписании приговора. У нас, евреев, нет закона, по кото­рому мы могли бы его пригово­рить к смертной казни.</text:p>
      <text:p text:style-name="P17">Они шантажируют его доносом в Рим:</text:p>
      <text:p text:style-name="P43">Remember Caesar — you have a duty To keep the peace, so crusify him! You'll be demoted, You'll be deported. Crusify him!</text:p>
      <text:p text:style-name="P48"><text:span text:style-name="T19">Ты давал присягу Кесарю поддерживать порядок, это твоя обя­занность! Распни его! Иначе тебя отзовут и разжалуют</text:span><text:span text:style-name="T51">.</text:span></text:p>
      <text:p text:style-name="P18">Он поддаётся, но надеется усмирить толпу назначив минимальную показательную казнь.</text:p>
      <text:p text:style-name="P33">This man is harmless… But to keep you vultures happy I shall flog him!</text:p>
      <text:p text:style-name="P38">Он же не совершил ничего плохого... Но <text:span text:style-name="T61">ведь </text:span>вы, нелюди, не успокоитесь! Он получит 39 плетей.</text:p>
      <text:p text:style-name="P21">Настоящий отрицательный герой фильма – это толпа. Она тянет руки к Иисусу и наре­кает его мессией в самом начале. Затем она тянет <text:span text:style-name="T67">потребительские </text:span>руки к Иисусу, чтобы он исцелил её. В конце она тя­нет окровавленные руки, чтобы распять его.</text:p>
      <text:p text:style-name="P19"><text:span text:style-name="T61">В своей последней сцене ф</text:span>ильм <text:span text:style-name="T61">следует </text:span>ка<text:span text:style-name="T52">н</text:span>оническо<text:span text:style-name="T61">й традиции, изображая</text:span> Иисус<text:span text:style-name="T61">а</text:span>, Мари<text:span text:style-name="T61">ю </text:span>и любим<text:span text:style-name="T62">ого </text:span>ученик<text:span text:style-name="T62">а</text:span> <text:span text:style-name="T53">Иисуса</text:span>.</text:p>
      <text:h text:style-name="P49" text:outline-level="1">Литература</text:h>
      <text:p text:style-name="P3">[1]<text:tab/>Штирнер Макс. Единственный и его собственность. Пер. Б.В. Гиммельфарба, И.Л. Гохшиллера.— Библиотека «Светоча». Под ред. С.А. Венгерова. СПб, 1907</text:p>
      <text:p text:style-name="Text_20_body"><text:span text:style-name="T55">[2]<text:tab/>Хосе Ортега-и-Гассет. Восстание масс. </text:span><text:span text:style-name="Emphasis"><text:span text:style-name="T57">Перевод А. М. Гелескула. </text:span></text:span><text:span text:style-name="T55">Эстетика, Фи­лософия </text:span><text:span text:style-name="T56">к</text:span><text:span text:style-name="T55">ультуры. Москва «И</text:span><text:span text:style-name="T56">скусство</text:span><text:span text:style-name="T55">» 199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zra SIL" svg:font-family="'Ezra SIL', 'Ezra SIL SR', 'Keter Aram Tsova', 'Taamey Ashkenaz', 'Taamey David CLM', 'Taamey Frank CLM', 'Frenk Ruehl CLM', 'Keter YG', Shofar, 'David CLM', 'Hadasim CLM', 'Simple CLM', Nachlieli, 'SBL BibLit', 'SBL Hebrew', Cardo, Alef, 'Noto Serif Hebrew', 'Noto Sans Hebrew', 'David Libre', David, 'Times New Roman', Gisha, Arial, FreeSerif, FreeSans"/>
    <style:font-face style:name="Trebuchet MS" svg:font-family="'Trebuchet MS', Arial, Helvetica, sans-serif"/>
    <style:font-face style:name="FreeSans1" svg:font-family="FreeSans" style:font-family-generic="swiss"/>
    <style:font-face style:name="Lato Black" svg:font-family="'Lato Black'" style:font-adornments="Black" style:font-pitch="variable"/>
    <style:font-face style:name="Lato Light" svg:font-family="'Lato Light'"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Narrow" svg:font-family="'Liberation Sans Narrow'"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loext:contextual-spacing="false" fo:text-align="center" style:justify-single-word="false" style:page-number="auto" fo:keep-with-next="always" style:writing-mode="page"/>
      <style:text-properties style:font-name="Lato Black" fo:font-family="'Lato Black'" style:font-style-name="Black" style:font-pitch="variable" fo:font-size="14pt" fo:font-weight="900"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3902in" style:auto-text-indent="false" style:writing-mode="pag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text-properties style:font-name="Lato Light" fo:font-size="4pt" officeooo:rsid="0083df90" officeooo:paragraph-rsid="0088bf87" style:font-size-asian="4pt" style:font-size-complex="4pt"/>
    </style:style>
    <style:style style:name="MT1" style:family="text">
      <style:text-properties style:font-name-complex="Times New Roman1"/>
    </style:style>
    <style:style style:name="MT2" style:family="text">
      <style:text-properties officeooo:rsid="008545e9" style:font-name-complex="Times New Roman1"/>
    </style:style>
    <style:style style:name="MT3" style:family="text">
      <style:text-properties officeooo:rsid="0085fe1f" style:font-name-complex="Times New Roman1"/>
    </style:style>
    <style:style style:name="Mfr1" style:family="graphic" style:parent-style-name="Frame">
      <style:graphic-properties style:vertical-pos="from-top" style:vertical-rel="paragraph" style:horizontal-pos="from-left" style:horizontal-rel="paragraph" fo:padding="0.0591in" fo:border="none"/>
    </style:style>
    <style:page-layout style:name="Mpm1">
      <style:page-layout-properties fo:page-width="8.2701in" fo:page-height="11.6902in" style:num-format="1" style:print-orientation="portrait" fo:margin-top="0.7in" fo:margin-bottom="0.7in" fo:margin-left="0.7874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footer>
        <text:p text:style-name="Footer"><draw:frame draw:style-name="Mfr1" draw:name="Frame1" text:anchor-type="paragraph" svg:x="3.1134in" svg:y="0.2575in" svg:width="2.3799in" draw:z-index="3"><draw:text-box fo:min-height="0.2in"><text:p text:style-name="MP1">Prepared by Maxime Sevelev in February 2018 <text:span text:style-name="MT1">پادرىحت</text:span><text:span text:style-name="MT2">اۋ</text:span><text:span text:style-name="MT1">ا</text:span><text:span text:style-name="MT2">وماکسَیم ز </text:span><text:span text:style-name="MT3">م</text:span><text:span text:style-name="MT2">ینسکا و لَوت</text:span><text:span text:style-name="MT1">ى</text:span><text:span text:style-name="MT2">م ۲۰۱۸ گعدا</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20:09:43.386477327</meta:creation-date>
    <meta:generator>LibreOffice/5.1.6.2$Linux_X86_64 LibreOffice_project/10m0$Build-2</meta:generator>
    <dc:date>2018-09-30T00:48:12.753830352</dc:date>
    <meta:editing-duration>PT5H32M16S</meta:editing-duration>
    <meta:editing-cycles>89</meta:editing-cycles>
    <dc:creator>Žāle Mottahedin</dc:creator>
    <meta:document-statistic meta:table-count="3" meta:image-count="0" meta:object-count="0" meta:page-count="4" meta:paragraph-count="103" meta:word-count="1418" meta:character-count="9874" meta:non-whitespace-character-count="8413"/>
  </office:meta>
</office:document-meta>
</file>